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US</text:p>
      <text:p text:style-name="Standard"/>
      <text:list xml:id="list37704256" text:style-name="L2">
        <text:list-item>
          <text:p text:style-name="P2">ASTRONOMY <text:span text:style-name="T2">Short Answer </text:span><text:span text:style-name="T4">What two hypothetical supercontinents split from Pangaea?</text:span></text:p>
          <text:p text:style-name="P2"><text:line-break/>ANSWER: LAURASIA, GONDWANA(LAND)</text:p>
          <text:p text:style-name="P2"/>
        </text:list-item>
        <text:list-item>
          <text:p text:style-name="P2">ASTRONOMY <text:span text:style-name="T2">Short Answer</text:span> List the seven most common and basic stellar classes from hottest to coolest.</text:p>
        </text:list-item>
      </text:list>
      <text:p text:style-name="Standard"/>
      <text:list xml:id="list37366292" text:continue-numbering="true" text:style-name="L2">
        <text:list-header>
          <text:p text:style-name="P2">ANSWER: O, B, A, F, G, K, M</text:p>
          <text:p text:style-name="P2"/>
        </text:list-header>
        <text:list-item>
          <text:p text:style-name="P2">ASTRONOMY <text:span text:style-name="T2">Short Answer </text:span>List the five dwarf planets in any order.</text:p>
        </text:list-item>
      </text:list>
      <text:p text:style-name="Standard"/>
      <text:list xml:id="list37378704" text:continue-numbering="true" text:style-name="L2">
        <text:list-header>
          <text:p text:style-name="P2">ANSWER: CERES, PLUTO, MAKEMAKE, HAUMEA, ERIS</text:p>
        </text:list-header>
      </text:list>
      <text:p text:style-name="Standard"/>
      <text:list xml:id="list37370369" text:continue-numbering="true" text:style-name="L2">
        <text:list-item>
          <text:p text:style-name="P2">ASTRONOMY <text:span text:style-name="T2">Short Answer</text:span> What was the name of the first lander to return images of another planet's surface?</text:p>
        </text:list-item>
      </text:list>
      <text:p text:style-name="Standard"/>
      <text:list xml:id="list37366260" text:continue-numbering="true" text:style-name="L2">
        <text:list-header>
          <text:p text:style-name="P2">ANSWER: VENERA 9</text:p>
          <text:p text:style-name="P2"/>
        </text:list-header>
        <text:list-item>
          <text:p text:style-name="P2">ASTRONOMY <text:span text:style-name="T1">Short Answer</text:span> New Horizons is an unmanned NASA spacecraft designed to flyby which solar object in 2015?</text:p>
          <text:p text:style-name="P2"/>
          <text:p text:style-name="P2">ANSWER: PLUTO</text:p>
          <text:p text:style-name="P2"/>
        </text:list-item>
        <text:list-item>
          <text:p text:style-name="P2">ASTRONOMY <text:span text:style-name="T1">Short Answer</text:span> Name the three satellites of Pluto in any order.</text:p>
          <text:p text:style-name="P2"/>
          <text:p text:style-name="P2">ANSWER: CHARON, HYDRA, NIX</text:p>
        </text:list-item>
      </text:list>
      <text:p text:style-name="Standard"/>
      <text:list xml:id="list37375099" text:continue-numbering="true" text:style-name="L2">
        <text:list-item>
          <text:p text:style-name="P2">ASTRONOMY <text:span text:style-name="T1">Short Answer</text:span> How many hectopascals are there in a decibar?</text:p>
        </text:list-item>
      </text:list>
      <text:p text:style-name="Standard"/>
      <text:list xml:id="list37353018" text:continue-numbering="true" text:style-name="L2">
        <text:list-header>
          <text:p text:style-name="P2">ANSWER: 100 HECTOPASCALS</text:p>
        </text:list-header>
      </text:list>
      <text:p text:style-name="Standard"/>
      <text:list xml:id="list37374904" text:continue-numbering="true" text:style-name="L2">
        <text:list-item>
          <text:p text:style-name="P2">ASTRONOMY <text:span text:style-name="T1">Short Answer</text:span> William Herschel is notable for having discovered which planet in 1781?</text:p>
          <text:p text:style-name="P2"/>
          <text:p text:style-name="P2">ANSWER: URANUS</text:p>
        </text:list-item>
      </text:list>
      <text:p text:style-name="Standard"/>
      <text:list xml:id="list37355262" text:continue-numbering="true" text:style-name="L2">
        <text:list-item>
          <text:p text:style-name="P2">ASTRONOMY <text:span text:style-name="T1">Short Answer</text:span> Which Shakesperian play are the moons of Uranus named after?</text:p>
        </text:list-item>
      </text:list>
      <text:p text:style-name="Standard"/>
      <text:list xml:id="list37357081" text:continue-numbering="true" text:style-name="L2">
        <text:list-header>
          <text:p text:style-name="P2">ANSWER: A MIDSUMMER NIGHT'S DREAM</text:p>
          <text:p text:style-name="P2"/>
        </text:list-header>
        <text:list-item>
          <text:p text:style-name="P2">ASTRONOMY <text:span text:style-name="T1">Short Answer</text:span> If Ceres is 271.2 million miles away from the sun, how many AUs away from the sun is it? Round your answer to 1 decimal place.</text:p>
          <text:p text:style-name="P2"/>
          <text:p text:style-name="P2">ANSWER: 2.9 AUS</text:p>
          <text:p text:style-name="P2"/>
        </text:list-item>
        <text:list-item>
          <text:p text:style-name="P2">ASTRONOMY <text:span text:style-name="T1">Short Answer</text:span> What is the term used for the step in the origins of a solar system that forms protoplanets from planetesimals?</text:p>
          <text:p text:style-name="P2"><text:soft-page-break/></text:p>
          <text:p text:style-name="P2">ANSWER: ACCRETION</text:p>
          <text:p text:style-name="P2"/>
        </text:list-item>
        <text:list-item>
          <text:p text:style-name="P2">ASTRONOMY <text:span text:style-name="T1">Short Answer</text:span> Which of the following 4 bodies would have a higher than average (0.5) albedo?</text:p>
          <text:p text:style-name="P2">1: Venus</text:p>
          <text:p text:style-name="P2">2: Mars</text:p>
          <text:p text:style-name="P2">3: Pluto</text:p>
          <text:p text:style-name="P2">4: Jupiter</text:p>
          <text:p text:style-name="P2"/>
          <text:p text:style-name="P2">ANSWER: “1, 3, and 4” OR “Venus, Pluto and Jupiter”</text:p>
        </text:list-item>
      </text:list>
      <text:p text:style-name="Standard"/>
      <text:list xml:id="list37362036" text:continue-numbering="true" text:style-name="L2">
        <text:list-item>
          <text:p text:style-name="P2">ASTRONOMY <text:span text:style-name="T1">Short Answer</text:span> If a person is 16 on Earth, approximately how old would they be on Mercury? Round your answer to the nearest ten years.</text:p>
        </text:list-item>
      </text:list>
      <text:p text:style-name="Standard"/>
      <text:list xml:id="list37356305" text:continue-numbering="true" text:style-name="L2">
        <text:list-header>
          <text:p text:style-name="P2">ANSWER: 70 MERCURIAN YEARS (ACCEPT: 66 MERCURIAN YEARS)</text:p>
        </text:list-header>
      </text:list>
      <text:p text:style-name="Standard"/>
      <text:list xml:id="list37372451" text:continue-numbering="true" text:style-name="L2">
        <text:list-item>
          <text:p text:style-name="P2">ASTRONOMY <text:span text:style-name="T1">Short Answer</text:span> Which 2 of the following 3 constellations can be seen from the Northern Hemisphere sky in November through December?<text:line-break/>1: Aquarius</text:p>
          <text:p text:style-name="P2">2: Scorpius</text:p>
          <text:p text:style-name="P2">3: Orion</text:p>
        </text:list-item>
      </text:list>
      <text:p text:style-name="Standard"/>
      <text:list xml:id="list37362786" text:continue-numbering="true" text:style-name="L2">
        <text:list-header>
          <text:p text:style-name="P2">ANSWER: “1 and 3” OR “Aquarius and Orion”</text:p>
        </text:list-header>
      </text:list>
      <text:p text:style-name="Standard"/>
      <text:list xml:id="list37348793" text:continue-numbering="true" text:style-name="L2">
        <text:list-item>
          <text:p text:style-name="P2">ASTRONOMY Short Answer What is the most unique feature of Neptune's moon, Triton?</text:p>
        </text:list-item>
      </text:list>
      <text:p text:style-name="Standard"/>
      <text:list xml:id="list37348912" text:continue-numbering="true" text:style-name="L2">
        <text:list-header>
          <text:p text:style-name="P2">ANSWER: (ACTIVE) (LIQUID NITROGEN) GEYSERS (ACCEPT: CRYOVOLCANOES)</text:p>
        </text:list-header>
      </text:list>
      <text:p text:style-name="Standard"/>
      <text:list xml:id="list37347657" text:continue-numbering="true" text:style-name="L2">
        <text:list-item>
          <text:p text:style-name="P2">ASTRONOMY Short Answer Enceladus is the moon of which planet?</text:p>
        </text:list-item>
      </text:list>
      <text:p text:style-name="Standard"/>
      <text:list xml:id="list37356727" text:continue-numbering="true" text:style-name="L2">
        <text:list-header>
          <text:p text:style-name="P2">ANSWER: SATURN</text:p>
        </text:list-header>
      </text:list>
      <text:p text:style-name="Standard"/>
      <text:list xml:id="list37354929" text:continue-numbering="true" text:style-name="L2">
        <text:list-item>
          <text:p text:style-name="P2">ASTRONOMY Short Answer Which Soviet spacecraft was the first man-made object to hit the moon?</text:p>
        </text:list-item>
      </text:list>
      <text:p text:style-name="Standard"/>
      <text:list xml:id="list37373097" text:continue-numbering="true" text:style-name="L2">
        <text:list-header>
          <text:p text:style-name="P2">ANSWER: LUNA 2</text:p>
        </text:list-header>
      </text:list>
      <text:p text:style-name="Standard"/>
      <text:list xml:id="list37357308" text:continue-numbering="true" text:style-name="L2">
        <text:list-item>
          <text:p text:style-name="P2">ASTRONOMY Short Answer What is the meaning of the initialism “SETI”?</text:p>
        </text:list-item>
      </text:list>
      <text:p text:style-name="Standard"/>
      <text:list xml:id="list37368703" text:continue-numbering="true" text:style-name="L2">
        <text:list-header>
          <text:p text:style-name="P2">ANSWER: (THE) SEARCH FOR EXTRA-TERRESTRIAL INTELLIGENCE</text:p>
          <text:p text:style-name="P2"/>
        </text:list-header>
        <text:list-item>
          <text:p text:style-name="P2">ASTRONOMY <text:span text:style-name="T2">Multiple Choice </text:span>What type of star was the first discovered extrasolar planet orbiting?</text:p>
          <text:p text:style-name="P2">W) Quasar</text:p>
          <text:p text:style-name="P2">X) Supergiant</text:p>
          <text:p text:style-name="P2">Y) Pulsar</text:p>
          <text:p text:style-name="P2">Z) White Dwarf</text:p>
        </text:list-item>
      </text:list>
      <text:p text:style-name="Standard"/>
      <text:list xml:id="list37349367" text:continue-numbering="true" text:style-name="L2">
        <text:list-header>
          <text:p text:style-name="P2"><text:soft-page-break/>ANSWER: Y) PULSAR</text:p>
        </text:list-header>
      </text:list>
      <text:p text:style-name="Standard"/>
      <text:list xml:id="list37363516" text:continue-numbering="true" text:style-name="L2">
        <text:list-item>
          <text:p text:style-name="P2">ASTRONOMY Short Answer Approximately how many meters across is 2 AUs? Express your answer with one significant figure; scientific notation is optional.</text:p>
        </text:list-item>
      </text:list>
      <text:p text:style-name="Standard"/>
      <text:list xml:id="list37368664" text:continue-numbering="true" text:style-name="L2">
        <text:list-header>
          <text:p text:style-name="P2">ANSWER: 3x10^11 OR 300 billion OR 300000000000</text:p>
        </text:list-header>
      </text:list>
      <text:p text:style-name="Standard"/>
      <text:list xml:id="list37347706" text:continue-numbering="true" text:style-name="L2">
        <text:list-item>
          <text:p text:style-name="P2">ASTRONOMY Short Answer In reality, what is the “Evening Star” that is sometimes visible in the west after sunset?</text:p>
        </text:list-item>
      </text:list>
      <text:p text:style-name="Standard"/>
      <text:list xml:id="list37359393" text:continue-numbering="true" text:style-name="L2">
        <text:list-header>
          <text:p text:style-name="P2">ANSWER: VENUS</text:p>
        </text:list-header>
      </text:list>
      <text:p text:style-name="Standard"/>
      <text:list xml:id="list37369788" text:continue-numbering="true" text:style-name="L2">
        <text:list-item>
          <text:p text:style-name="P2">ASTRONOMY Short Answer What is the name for a very short-lived sunspot?</text:p>
        </text:list-item>
      </text:list>
      <text:p text:style-name="Standard"/>
      <text:list xml:id="list37379113" text:continue-numbering="true" text:style-name="L2">
        <text:list-header>
          <text:p text:style-name="P2">ANSWER: PORE</text:p>
        </text:list-header>
      </text:list>
      <text:p text:style-name="Standard"/>
      <text:list xml:id="list37370705" text:continue-numbering="true" text:style-name="L2">
        <text:list-item>
          <text:p text:style-name="P2">ASTRONOMY Short Answer List any two of the first five asteroids to be discovered.</text:p>
        </text:list-item>
      </text:list>
      <text:p text:style-name="Standard"/>
      <text:list xml:id="list37356282" text:continue-numbering="true" text:style-name="L2">
        <text:list-header>
          <text:p text:style-name="P2">ANSWER: CERES, PALLAS, JUNO, VESTA, OR ASTRAEA</text:p>
        </text:list-header>
      </text:list>
      <text:p text:style-name="Standard"/>
      <text:list xml:id="list37346640" text:continue-numbering="true" text:style-name="L2">
        <text:list-item>
          <text:p text:style-name="P2">ASTRONOMY Short Answer What is the brightest star in the sky as seen from Earth?</text:p>
        </text:list-item>
      </text:list>
      <text:p text:style-name="Standard"/>
      <text:list xml:id="list37378129" text:continue-numbering="true" text:style-name="L2">
        <text:list-header>
          <text:p text:style-name="P2">ANSWER: SIRIUS</text:p>
        </text:list-header>
      </text:list>
      <text:p text:style-name="Standard"/>
      <text:list xml:id="list37367666" text:continue-numbering="true" text:style-name="L2">
        <text:list-item>
          <text:p text:style-name="P2">ASTRONOMY Short Answer What planet is the “Mariner Valley” on?</text:p>
        </text:list-item>
      </text:list>
      <text:p text:style-name="Standard"/>
      <text:list xml:id="list37347089" text:continue-numbering="true" text:style-name="L2">
        <text:list-header>
          <text:p text:style-name="P2">ANSWER: MARS</text:p>
        </text:list-header>
      </text:list>
      <text:p text:style-name="Standard"/>
      <text:p text:style-name="Standard"/>
      <text:p text:style-name="Standard"/>
      <text:p text:style-name="Standard"/>
      <text:p text:style-name="Standard">TOSS-UP</text:p>
      <text:p text:style-name="Standard"/>
      <text:list xml:id="list35452711" text:style-name="L3">
        <text:list-item>
          <text:p text:style-name="P3">ASTRONOMY <text:span text:style-name="T2">Multiple Choice</text:span> Which of the following is the name for the dark “inner shadow” of a total solar eclipse?</text:p>
          <text:p text:style-name="P3">W) Penumbra</text:p>
          <text:p text:style-name="P3">X) Antumbra</text:p>
          <text:p text:style-name="P3">Y) Umbra</text:p>
          <text:p text:style-name="P3">Z) Parumbra</text:p>
          <text:p text:style-name="P3"/>
          <text:p text:style-name="P3">ANSWER: Y) UMBRA</text:p>
          <text:p text:style-name="P3"/>
        </text:list-item>
        <text:list-item>
          <text:p text:style-name="P3">ASTRONOMY <text:span text:style-name="T2">Short Answer</text:span> In which constellation does the “Phoenecids” meteor shower seem to occur within?</text:p>
          <text:p text:style-name="P3"/>
          <text:p text:style-name="P3">ANSWER: PHOENIX</text:p>
        </text:list-item>
      </text:list>
      <text:p text:style-name="Standard"/>
      <text:list xml:id="list37374175" text:continue-numbering="true" text:style-name="L3">
        <text:list-item>
          <text:p text:style-name="P3">ASTRONOMY <text:span text:style-name="T2">Short Answer</text:span> What is the name for the periapsis of Earth?</text:p>
        </text:list-item>
      </text:list>
      <text:p text:style-name="Standard"/>
      <text:list xml:id="list37362283" text:continue-numbering="true" text:style-name="L3">
        <text:list-header>
          <text:p text:style-name="P3"><text:soft-page-break/>ANSWER: PERIGEE</text:p>
        </text:list-header>
      </text:list>
      <text:p text:style-name="Standard"/>
      <text:list xml:id="list37375516" text:continue-numbering="true" text:style-name="L3">
        <text:list-item>
          <text:p text:style-name="P3">ASTRONOMY <text:s/><text:span text:style-name="T2">Multiple Choice</text:span> About how much of the asteroid belt's total mass does Ceres take up?</text:p>
          <text:p text:style-name="P3">W) Three fourths</text:p>
          <text:p text:style-name="P3">X) One half</text:p>
          <text:p text:style-name="P3">Y) One third</text:p>
          <text:p text:style-name="P3">Z) One fifth</text:p>
          <text:p text:style-name="P3"/>
          <text:p text:style-name="P3">ANSWER: Y) ONE THIRD</text:p>
        </text:list-item>
      </text:list>
      <text:p text:style-name="Standard"/>
      <text:list xml:id="list37354104" text:continue-numbering="true" text:style-name="L3">
        <text:list-item>
          <text:p text:style-name="P3">ASTRONOMY <text:span text:style-name="T2">Short Answer</text:span> What is the main unit used by astronomers to dictate a single day on Mars?</text:p>
          <text:p text:style-name="P3"/>
          <text:p text:style-name="P3">ANSWER: SOL</text:p>
        </text:list-item>
      </text:list>
      <text:p text:style-name="Standard"/>
      <text:list xml:id="list37363141" text:continue-numbering="true" text:style-name="L3">
        <text:list-item>
          <text:p text:style-name="P3">ASTRONOMY <text:span text:style-name="T2">Short Answer</text:span> Which of the following planets' analemmas do not have a figure eight shape?</text:p>
          <text:p text:style-name="P3">1: <text:s/>Mars</text:p>
          <text:p text:style-name="P3">2: Jupiter</text:p>
          <text:p text:style-name="P3">3: Uranus</text:p>
          <text:p text:style-name="P3">4: Neptune</text:p>
          <text:p text:style-name="P3"/>
          <text:p text:style-name="P3">ANSWER: '1 and 2' OR 'Mars and Jupiter'</text:p>
        </text:list-item>
      </text:list>
      <text:p text:style-name="Standard"/>
      <text:list xml:id="list37355183" text:continue-numbering="true" text:style-name="L3">
        <text:list-item>
          <text:p text:style-name="P3">ASTRONOMY <text:span text:style-name="T2">Short Answer </text:span>Which planet has the weakest atmosphere?</text:p>
        </text:list-item>
      </text:list>
      <text:p text:style-name="Standard"/>
      <text:list xml:id="list37351351" text:continue-numbering="true" text:style-name="L3">
        <text:list-header>
          <text:p text:style-name="P3">ANSWER: MERCURY</text:p>
          <text:p text:style-name="P3"/>
        </text:list-header>
        <text:list-item>
          <text:p text:style-name="P3">ASTRONOMY <text:span text:style-name="T2">Multiple Choice </text:span><text:span text:style-name="T4">What is the term given for the definition “energy in joules per second falling on one square meter”?</text:span></text:p>
          <text:p text:style-name="P3"><text:span text:style-name="T4">W) Vector</text:span></text:p>
          <text:p text:style-name="P3"><text:span text:style-name="T4">X) Flux</text:span></text:p>
          <text:p text:style-name="P3"><text:span text:style-name="T4">Y) Radiation</text:span></text:p>
          <text:p text:style-name="P3"><text:span text:style-name="T4">Z) Divergence</text:span></text:p>
        </text:list-item>
      </text:list>
      <text:p text:style-name="Standard"/>
      <text:list xml:id="list37373127" text:continue-numbering="true" text:style-name="L3">
        <text:list-header>
          <text:p text:style-name="P3"><text:span text:style-name="T4">ANSWER: X) FLUX</text:span></text:p>
        </text:list-header>
      </text:list>
      <text:p text:style-name="Standard"/>
      <text:list xml:id="list37348044" text:continue-numbering="true" text:style-name="L3">
        <text:list-item>
          <text:p text:style-name="P3"><text:span text:style-name="T4">ASTRONOMY </text:span><text:span text:style-name="T2">Multiple Choice</text:span><text:span text:style-name="T4"> Which of the following is not a type of spiral galaxy?</text:span></text:p>
          <text:p text:style-name="P3"><text:span text:style-name="T4">W) Lenticular</text:span></text:p>
          <text:p text:style-name="P3"><text:span text:style-name="T4">X) Unbarred</text:span></text:p>
          <text:p text:style-name="P3"><text:span text:style-name="T4">Y) Intermediate</text:span></text:p>
          <text:p text:style-name="P3"><text:span text:style-name="T4">Z) Barred</text:span></text:p>
        </text:list-item>
      </text:list>
      <text:p text:style-name="Standard"/>
      <text:list xml:id="list37367828" text:continue-numbering="true" text:style-name="L3">
        <text:list-header>
          <text:p text:style-name="P3"><text:span text:style-name="T4">ANSWER: W) LENTICULAR</text:span></text:p>
        </text:list-header>
      </text:list>
      <text:p text:style-name="Standard"/>
      <text:list xml:id="list37360998" text:continue-numbering="true" text:style-name="L3">
        <text:list-item>
          <text:p text:style-name="P3"><text:span text:style-name="T4">ASTRONOMY </text:span><text:span text:style-name="T2">Multiple Choice</text:span><text:span text:style-name="T4"> The Drake Equation, devised by Frank Drake, was designed to estimate which of the following?</text:span></text:p>
          <text:p text:style-name="P3"><text:span text:style-name="T4">W) How many stars there are in the universe</text:span></text:p>
          <text:p text:style-name="P3"><text:soft-page-break/><text:span text:style-name="T4">X) How many planets there are in the universe</text:span></text:p>
          <text:p text:style-name="P3"><text:span text:style-name="T4">Y) How many possibly terrestrial planets there are</text:span></text:p>
          <text:p text:style-name="P3"><text:span text:style-name="T4">Z) How many detectable extraterrestrial civilizations there are</text:span></text:p>
        </text:list-item>
      </text:list>
      <text:p text:style-name="Standard"/>
      <text:list xml:id="list37352544" text:continue-numbering="true" text:style-name="L3">
        <text:list-header>
          <text:p text:style-name="P3"><text:span text:style-name="T4">ANSWER: Z) HOW MANY DETECTABLE EXTRATERRESTRIAL CIVILIZATIONS THERE ARE</text:span></text:p>
        </text:list-header>
      </text:list>
      <text:p text:style-name="Standard"/>
      <text:list xml:id="list37357399" text:continue-numbering="true" text:style-name="L3">
        <text:list-item>
          <text:p text:style-name="P3"><text:span text:style-name="T4">ASTRONOMY </text:span><text:span text:style-name="T3">Short Answer</text:span><text:span text:style-name="T4"> Which gas giant in our solar system is less dense than water?</text:span></text:p>
          <text:p text:style-name="P3"><text:span text:style-name="T4"/></text:p>
          <text:p text:style-name="P3"><text:span text:style-name="T4">ANSWER: SATURN</text:span></text:p>
        </text:list-item>
      </text:list>
      <text:p text:style-name="Standard"/>
      <text:list xml:id="list37349563" text:continue-numbering="true" text:style-name="L3">
        <text:list-item>
          <text:p text:style-name="P3"><text:span text:style-name="T4">ASTRONOMY </text:span><text:span text:style-name="T3">Short Answer</text:span><text:span text:style-name="T4"> What is the name for the biggest star in the Ursa Minor constellation that is commonly known as the North Star?</text:span></text:p>
        </text:list-item>
      </text:list>
      <text:p text:style-name="Standard"/>
      <text:list xml:id="list37369823" text:continue-numbering="true" text:style-name="L3">
        <text:list-header>
          <text:p text:style-name="P3"><text:span text:style-name="T4">ANSWER: POLARIS</text:span></text:p>
          <text:p text:style-name="P3"><text:span text:style-name="T4"/></text:p>
        </text:list-header>
        <text:list-item>
          <text:p text:style-name="P3"><text:span text:style-name="T4">ASTRONOMY </text:span><text:span text:style-name="T3">Multiple Choice</text:span><text:span text:style-name="T4"> “The Scooter” is a nickname for a fast moving storm on which planet?</text:span></text:p>
          <text:p text:style-name="P3"><text:span text:style-name="T4">W) Jupiter</text:span></text:p>
          <text:p text:style-name="P3"><text:span text:style-name="T4">X) Neptune</text:span></text:p>
          <text:p text:style-name="P3"><text:span text:style-name="T4">Y) Saturn</text:span></text:p>
          <text:p text:style-name="P3"><text:span text:style-name="T4">Z) Uranus</text:span></text:p>
          <text:p text:style-name="P3"><text:span text:style-name="T4"/></text:p>
          <text:p text:style-name="P3"><text:span text:style-name="T4">ANSWER: X) NEPTUNE</text:span></text:p>
          <text:p text:style-name="P3"><text:span text:style-name="T4"/></text:p>
        </text:list-item>
        <text:list-item>
          <text:p text:style-name="P3"><text:span text:style-name="T4">ASTRONOMY </text:span><text:span text:style-name="T3">Multiple Choice</text:span><text:span text:style-name="T4"> Which of the following is not a type of optical aberration (deviation from the normal image due to an imperfection in the lens or mirror of a telescope)?</text:span></text:p>
          <text:p text:style-name="P3"><text:span text:style-name="T4">W) Linear</text:span></text:p>
          <text:p text:style-name="P3"><text:span text:style-name="T4">X) Coma</text:span></text:p>
          <text:p text:style-name="P3"><text:span text:style-name="T4">Y) Spherical</text:span></text:p>
          <text:p text:style-name="P3"><text:span text:style-name="T4">Z) Transverse</text:span></text:p>
          <text:p text:style-name="P3"><text:span text:style-name="T4"/></text:p>
          <text:p text:style-name="P3"><text:span text:style-name="T4">ANSWER: W) LINEAR</text:span></text:p>
          <text:p text:style-name="P3"><text:span text:style-name="T4"/></text:p>
        </text:list-item>
        <text:list-item>
          <text:p text:style-name="P3"><text:span text:style-name="T4">ASTRONOMY </text:span><text:span text:style-name="T3">Multiple Choice</text:span><text:span text:style-name="T4"> Which moon-to-primary ratio is the largest of our solar system?</text:span></text:p>
          <text:p text:style-name="P3"><text:span text:style-name="T4">W) Triton to Neptune</text:span></text:p>
          <text:p text:style-name="P3"><text:span text:style-name="T4">X) Luna to Earth</text:span></text:p>
          <text:p text:style-name="P3"><text:span text:style-name="T4">Y) Charon to Pluto</text:span></text:p>
          <text:p text:style-name="P3"><text:span text:style-name="T4">Z) Ganymede to Jupiter</text:span></text:p>
          <text:p text:style-name="P3"><text:span text:style-name="T4"/></text:p>
          <text:p text:style-name="P3"><text:span text:style-name="T4">ANSWER: Y) CHARON TO PLUTO</text:span></text:p>
          <text:p text:style-name="P3"><text:span text:style-name="T4"/></text:p>
        </text:list-item>
        <text:list-item>
          <text:p text:style-name="P3"><text:span text:style-name="T4">ASTRONOMY </text:span><text:span text:style-name="T3">Short Answer</text:span><text:span text:style-name="T4"> The center of a “double planet” or “binary star system” is known as what?</text:span></text:p>
          <text:p text:style-name="P3"><text:span text:style-name="T4"/></text:p>
          <text:p text:style-name="P3"><text:span text:style-name="T4">ANSWER: (THE) BARYCENTER</text:span></text:p>
          <text:p text:style-name="P3"><text:span text:style-name="T4"/></text:p>
        </text:list-item>
        <text:list-item>
          <text:p text:style-name="P3"><text:span text:style-name="T4">ASTRONOMY </text:span><text:span text:style-name="T3">Multiple Choice</text:span><text:span text:style-name="T4"> When speaking in terms of astronomy, the symbol “pi” is </text:span><text:soft-page-break/><text:span text:style-name="T4">usually a symbol for:</text:span></text:p>
          <text:p text:style-name="P3"><text:span text:style-name="T4">W) Frequency</text:span></text:p>
          <text:p text:style-name="P3"><text:span text:style-name="T4">X) Declination</text:span></text:p>
          <text:p text:style-name="P3"><text:span text:style-name="T4">Y) Parallax</text:span></text:p>
          <text:p text:style-name="P3"><text:span text:style-name="T4">Z) Wavelength</text:span></text:p>
        </text:list-item>
      </text:list>
      <text:p text:style-name="Standard"/>
      <text:list xml:id="list37349879" text:continue-numbering="true" text:style-name="L3">
        <text:list-header>
          <text:p text:style-name="P3"><text:span text:style-name="T4">ANSWER: Y) PARALLAX</text:span></text:p>
        </text:list-header>
      </text:list>
      <text:p text:style-name="Standard"/>
      <text:list xml:id="list37374178" text:continue-numbering="true" text:style-name="L3">
        <text:list-item>
          <text:p text:style-name="P3"><text:span text:style-name="T4">ASTRONOMY </text:span><text:span text:style-name="T3">Short Answer</text:span><text:span text:style-name="T4"> What is the the largest galaxy in our local group?</text:span></text:p>
        </text:list-item>
      </text:list>
      <text:p text:style-name="Standard"/>
      <text:list xml:id="list37360013" text:continue-numbering="true" text:style-name="L3">
        <text:list-header>
          <text:p text:style-name="P3"><text:span text:style-name="T4">ANSWER: ANDROMEDA (GALAXY)</text:span></text:p>
        </text:list-header>
      </text:list>
      <text:p text:style-name="Standard"/>
      <text:list xml:id="list37353595" text:continue-numbering="true" text:style-name="L3">
        <text:list-item>
          <text:p text:style-name="P3"><text:span text:style-name="T4">ASTRONOMY </text:span><text:span text:style-name="T3">Short Answer</text:span><text:span text:style-name="T4"> What is the scientific name for something commonly known as a “falling star”?</text:span></text:p>
        </text:list-item>
      </text:list>
      <text:p text:style-name="Standard"/>
      <text:list xml:id="list37350736" text:continue-numbering="true" text:style-name="L3">
        <text:list-header>
          <text:p text:style-name="P3"><text:span text:style-name="T4">ANSWER: METEOR (ACCEPT: METEORITE, METEOROID)</text:span></text:p>
        </text:list-header>
      </text:list>
      <text:p text:style-name="Standard"/>
      <text:list xml:id="list37358757" text:continue-numbering="true" text:style-name="L3">
        <text:list-item>
          <text:p text:style-name="P3"><text:span text:style-name="T4">ASTRONOMY </text:span><text:span text:style-name="T3">Multiple Choice</text:span><text:span text:style-name="T4"> What is the average temperature (in degrees Celsius) of the Stratosphere?</text:span></text:p>
          <text:p text:style-name="P3"><text:span text:style-name="T4">W) -90 degrees</text:span></text:p>
          <text:p text:style-name="P3"><text:span text:style-name="T4">X) -80 degrees</text:span></text:p>
          <text:p text:style-name="P3"><text:span text:style-name="T4">Y) -40 degrees</text:span></text:p>
          <text:p text:style-name="P3"><text:span text:style-name="T4">Z) 0 degrees</text:span></text:p>
        </text:list-item>
      </text:list>
      <text:p text:style-name="Standard"/>
      <text:list xml:id="list37356827" text:continue-numbering="true" text:style-name="L3">
        <text:list-header>
          <text:p text:style-name="P3"><text:span text:style-name="T4">ANSWER: Z) 0 DEGREES</text:span></text:p>
        </text:list-header>
      </text:list>
      <text:p text:style-name="Standard"/>
      <text:list xml:id="list37349512" text:continue-numbering="true" text:style-name="L3">
        <text:list-item>
          <text:p text:style-name="P3"><text:span text:style-name="T4">ASTRONOMY </text:span><text:span text:style-name="T3">Short Answer</text:span><text:span text:style-name="T4"> Which famous astronomer discovered Io, Callisto, Europa, and Ganymede?</text:span></text:p>
        </text:list-item>
      </text:list>
      <text:p text:style-name="Standard"/>
      <text:list xml:id="list37365576" text:continue-numbering="true" text:style-name="L3">
        <text:list-header>
          <text:p text:style-name="P3"><text:span text:style-name="T4">ANSWER: GALILEO (GALILEI)</text:span></text:p>
        </text:list-header>
      </text:list>
      <text:p text:style-name="Standard"/>
      <text:list xml:id="list37355933" text:continue-numbering="true" text:style-name="L3">
        <text:list-item>
          <text:p text:style-name="P3"><text:span text:style-name="T4">ASTRONOMY </text:span><text:span text:style-name="T3">Multiple Choice</text:span><text:span text:style-name="T4"> Aristotle believed that the Earth was made up of four basic elements. Which one of these is NOT one of these elements?</text:span></text:p>
          <text:p text:style-name="P3"><text:span text:style-name="T4">W) Water</text:span></text:p>
          <text:p text:style-name="P3"><text:span text:style-name="T4">X) Metal</text:span></text:p>
          <text:p text:style-name="P3"><text:span text:style-name="T4">Y) Fire</text:span></text:p>
          <text:p text:style-name="P3"><text:span text:style-name="T4">Z) Air<text:line-break/></text:span></text:p>
          <text:p text:style-name="P3"><text:span text:style-name="T4">ANSWER: X) METAL</text:span></text:p>
        </text:list-item>
      </text:list>
      <text:p text:style-name="Standard"/>
      <text:list xml:id="list37353933" text:continue-numbering="true" text:style-name="L3">
        <text:list-item>
          <text:p text:style-name="P3"><text:span text:style-name="T4">ASTRONOMY </text:span><text:span text:style-name="T3">Short Answer</text:span><text:span text:style-name="T4"> Which of the following help add to the probability of an aurora?</text:span></text:p>
          <text:p text:style-name="P3"><text:span text:style-name="T4">1: Excitation of atmospheric oxygen and nitrogen</text:span></text:p>
          <text:p text:style-name="P3"><text:span text:style-name="T4">2: Accelerated electrons in the magnetosphere</text:span></text:p>
          <text:p text:style-name="P3"><text:span text:style-name="T4">3: High solar activity </text:span></text:p>
        </text:list-item>
      </text:list>
      <text:p text:style-name="Standard"/>
      <text:list xml:id="list37378790" text:continue-numbering="true" text:style-name="L3">
        <text:list-header>
          <text:p text:style-name="P3"><text:span text:style-name="T4">ANSWER: “1, 2, and 3” OR “All of them”</text:span></text:p>
        </text:list-header>
      </text:list>
      <text:p text:style-name="Standard"/>
      <text:list xml:id="list37354779" text:continue-numbering="true" text:style-name="L3">
        <text:list-item>
          <text:p text:style-name="P3"><text:span text:style-name="T4">ASTRONOMY </text:span><text:span text:style-name="T3">Multiple Choice</text:span><text:span text:style-name="T4"> When the sun is at a certain degree below the horizon, “astronomical twilight” begins. What is the measure of this degree?</text:span></text:p>
          <text:p text:style-name="P3"><text:soft-page-break/><text:span text:style-name="T4">W) 9 degrees</text:span></text:p>
          <text:p text:style-name="P3"><text:span text:style-name="T4">X) 18 degrees</text:span></text:p>
          <text:p text:style-name="P3"><text:span text:style-name="T4">Y) 27 degrees</text:span></text:p>
          <text:p text:style-name="P3"><text:span text:style-name="T4">Z) 36 degrees</text:span></text:p>
          <text:p text:style-name="P3"><text:span text:style-name="T4"/></text:p>
          <text:p text:style-name="P3"><text:span text:style-name="T4">ANSWER: X) 18 DEGREES</text:span></text:p>
        </text:list-item>
      </text:list>
      <text:p text:style-name="Standard"/>
      <text:list xml:id="list37363378" text:continue-numbering="true" text:style-name="L3">
        <text:list-item>
          <text:p text:style-name="P3"><text:span text:style-name="T4">ASTRONOMY </text:span><text:span text:style-name="T3">Multiple Choice</text:span><text:span text:style-name="T4"> Most stars in the Hertzsprung-Russell diagram fall under which main category?</text:span></text:p>
          <text:p text:style-name="P3"><text:span text:style-name="T4">W) Main Sequence</text:span></text:p>
          <text:p text:style-name="P3"><text:span text:style-name="T4">X) Giants</text:span></text:p>
          <text:p text:style-name="P3"><text:span text:style-name="T4">Y) Supergiants</text:span></text:p>
          <text:p text:style-name="P3"><text:span text:style-name="T4">Z) White Dwarfs</text:span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Kempster</meta:initial-creator>
    <meta:creation-date>2010-10-08T16:25:26.64</meta:creation-date>
    <dc:date>2010-10-10T17:24:53.32</dc:date>
    <dc:creator>Matt Kempster</dc:creator>
    <meta:editing-duration>PT23H57M01S</meta:editing-duration>
    <meta:editing-cycles>2</meta:editing-cycles>
    <meta:generator>OpenOffice.org/3.1$Win32 OpenOffice.org_project/310m19$Build-9420</meta:generator>
    <meta:printed-by>Matt Kempster</meta:printed-by>
    <meta:print-date>2010-10-10T17:24:42.47</meta:print-date>
    <meta:document-statistic meta:table-count="0" meta:image-count="0" meta:object-count="0" meta:page-count="7" meta:paragraph-count="170" meta:word-count="1290" meta:character-count="7449"/>
  </office:meta>
</office:document-meta>
</file>